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1a2" officeooo:paragraph-rsid="000e81a2"/>
    </style:style>
    <style:style style:name="P2" style:family="paragraph" style:parent-style-name="Standard">
      <style:text-properties officeooo:rsid="000e81a2" officeooo:paragraph-rsid="000e81a2" fo:background-color="#ffff00"/>
    </style:style>
    <style:style style:name="P3" style:family="paragraph" style:parent-style-name="Standard">
      <style:text-properties officeooo:rsid="00105cc7" officeooo:paragraph-rsid="00105cc7" fo:background-color="#ffff00"/>
    </style:style>
    <style:style style:name="P4" style:family="paragraph" style:parent-style-name="Standard">
      <style:text-properties style:text-underline-style="solid" style:text-underline-width="auto" style:text-underline-color="font-color" officeooo:rsid="000e81a2" officeooo:paragraph-rsid="000e81a2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none"/>
    </style:style>
    <style:style style:name="T3" style:family="text">
      <style:text-properties officeooo:rsid="0010b863"/>
    </style:style>
    <style:style style:name="T4" style:family="text">
      <style:text-properties officeooo:rsid="001182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<text:tab/><text:tab/><text:tab/><text:tab/></text:span>INTERNET <text:s text:c="2"/>OF <text:s text:c="2"/>THINGS</text:p>
      <text:p text:style-name="P4"/>
      <text:p text:style-name="P1"/>
      <text:p text:style-name="P1">IOT Embeded programming (<text:span text:style-name="T1">stm32,esp8266,</text:span>esp32 dev kit)</text:p>
      <text:p text:style-name="P1"/>
      <text:p text:style-name="P1">AWS IOT CORE</text:p>
      <text:p text:style-name="P1"/>
      <text:p text:style-name="P1">LoRa iot <text:s text:c="3"/><text:span text:style-name="T3">(essa network jiski range 100m hai aur bghair wifi k chta hai gteway ko data bhejta hi aur gateway broker say connected hai .whn say cloud) </text:span><text:span text:style-name="T4">(But speed is slower than wifi)</text:span></text:p>
      <text:p text:style-name="P2"/>
      <text:p text:style-name="P3">MONGODB</text:p>
      <text:p text:style-name="P3"/>
      <text:p text:style-name="P3">DOCKER</text:p>
      <text:p text:style-name="P3"/>
      <text:p text:style-name="P3">Kubernetes</text:p>
      <text:p text:style-name="P2"/>
      <text:p text:style-name="P2">Mqtt protocol </text:p>
      <text:p text:style-name="P1"/>
      <text:p text:style-name="P1">kafka protocol</text:p>
      <text:p text:style-name="P1"/>
      <text:p text:style-name="P1">Rabbitmq</text:p>
      <text:p text:style-name="P1"/>
      <text:p text:style-name="P2">chatbot </text:p>
      <text:p text:style-name="P2"/>
      <text:p text:style-name="P2">voice bot</text:p>
      <text:p text:style-name="P2"/>
      <text:p text:style-name="P2">backend programming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0:22:51.320652915</meta:creation-date>
    <dc:date>2021-05-07T11:00:04.151401111</dc:date>
    <meta:editing-duration>PT16M5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59" meta:character-count="369" meta:non-whitespace-character-count="310"/>
  </office:meta>
</office:document-meta>
</file>